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newInstance( String factoryClass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actoryFinder.find( String factoryPropertyName , String defaultFactoryClass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FactoryFinder.getResource( String factory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